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5.14cm" fo:min-width="4.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textarea-vertical-align="middle" draw:auto-grow-height="false" fo:min-height="9.911cm" fo:min-width="9.661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62cm" svg:height="7.62cm" svg:x="6.84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" draw:id="id2" draw:layer="layout" draw:type="line" svg:x1="10.652cm" svg:y1="16.875cm" svg:x2="10.652cm" svg:y2="16.875cm" draw:start-shape="id1" draw:start-glue-point="8" draw:end-shape="id1" svg:d="M10652 16875z" svg:viewBox="0 0 1 1">
          <text:p/>
        </draw:connector>
        <draw:connector draw:style-name="gr3" draw:text-style-name="P2" draw:layer="layout" draw:type="line" svg:x1="10.652cm" svg:y1="16.875cm" svg:x2="10.652cm" svg:y2="9.255cm" draw:start-shape="id2" draw:start-glue-point="0" draw:end-shape="id1" draw:end-glue-point="4" svg:d="M10652 16875v-7620" svg:viewBox="0 0 1 7621">
          <text:p/>
        </draw:connector>
        <draw:custom-shape draw:style-name="gr4" draw:text-style-name="P3" draw:layer="layout" svg:width="10.16cm" svg:height="10.16cm" svg:x="6.588cm" svg:y="7.604cm">
          <text:p/>
          <draw:enhanced-geometry svg:viewBox="0 0 21600 21600" draw:text-areas="0 0 21600 21600" draw:type="circular-arrow" draw:modifiers="-90.0482926383643 -21.7894698256013 8524.353730376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5.461cm" svg:height="1.143cm" svg:x="13.319cm" svg:y="6.461cm">
          <draw:text-box>
            <text:p>Negative Ang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Vanderelst</meta:initial-creator>
    <meta:creation-date>2019-11-23T11:47:26.949327807</meta:creation-date>
    <dc:date>2019-11-23T11:51:52.007928766</dc:date>
    <dc:creator>Dieter Vanderelst</dc:creator>
    <meta:editing-duration>PT4M24S</meta:editing-duration>
    <meta:editing-cycles>2</meta:editing-cycles>
    <meta:generator>LibreOffice/6.0.7.3$Linux_X86_64 LibreOffice_project/00m0$Build-3</meta:generator>
    <meta:document-statistic meta:object-count="5"/>
  </office:meta>
</office:document-meta>
</file>